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2.1228in"/>
    </style:style>
    <style:style style:name="co6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12])" office:value-type="float" office:value="29" calcext:value-type="float">
            <text:p>29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Tomb / Tow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9:.B10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Armor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Accessory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Battle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Consumable Data</text:p>
          </table:table-cell>
          <table:table-cell table:style-name="ce10" office:value-type="float" office:value="3" calcext:value-type="float">
            <text:p>3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Shop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Weapon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4:.B19])" office:value-type="float" office:value="28" calcext:value-type="float">
            <text:p>28</text:p>
          </table:table-cell>
          <table:table-cell table:style-name="ce12"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Character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mensional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3:.B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Level Designs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Level 1 (Cave)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Level 2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3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4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5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6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7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8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9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32:.B40])" office:value-type="float" office:value="36" calcext:value-type="float">
            <text:p>36</text:p>
          </table:table-cell>
          <table:table-cell table:style-name="ce12"/>
        </table:table-row>
        <table:table-row table:style-name="ro1">
          <table:table-cell table:style-name="ce10" table:number-columns-repeated="2"/>
          <table:table-cell table:style-name="ce11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6];[.B11];[.B20];[.B29];[.B41])" office:value-type="float" office:value="101" calcext:value-type="float">
            <text:p>101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6])" office:value-type="float" office:value="5" calcext:value-type="float">
            <text:p>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0:.B14])" office:value-type="float" office:value="5" calcext:value-type="float">
            <text:p>5</text:p>
          </table:table-cell>
          <table:table-cell table:style-name="ce12"/>
          <table:table-cell table:style-name="ce9" table:number-columns-repeated="1021"/>
        </table:table-row>
        <table:table-row table:style-name="ro1">
          <table:table-cell/>
          <table:table-cell table:style-name="ce10"/>
          <table:table-cell table:style-name="ce11"/>
          <table:table-cell table:style-name="ce9" table:number-columns-repeated="1021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9:.B20])" office:value-type="float" office:value="75" calcext:value-type="float">
            <text:p>7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7];[.B16];[.B21])" office:value-type="float" office:value="85" calcext:value-type="float">
            <text:p>85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4])" office:value-type="float" office:value="30" calcext:value-type="float">
            <text:p>30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8"/>
        </table:table-row>
      </table:table>
      <table:table table:name="GrandTotal" table:style-name="ta1">
        <table:table-column table:style-name="co2" table:number-columns-repeated="3" table:default-cell-style-name="ce13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23];[$Deployment.B6])" office:value-type="float" office:value="245" calcext:value-type="float">
            <text:p>245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Bugs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efense Hang</text:p>
          </table:table-cell>
          <table:table-cell office:value-type="string" calcext:value-type="string">
            <text:p>Game hangs when selecting defend for character being attacked.</text:p>
          </table:table-cell>
        </table:table-row>
        <table:table-row table:style-name="ro1">
          <table:table-cell office:value-type="string" calcext:value-type="string">
            <text:p>Character Disappear Early</text:p>
          </table:table-cell>
          <table:table-cell office:value-type="string" calcext:value-type="string">
            <text:p>Characters in battle disappear before the battle screen fades out.</text:p>
          </table:table-cell>
        </table:table-row>
        <table:table-row table:style-name="ro1">
          <table:table-cell office:value-type="string" calcext:value-type="string">
            <text:p>Buy / Sell Excess Real Estate Graphic</text:p>
          </table:table-cell>
          <table:table-cell/>
        </table:table-row>
        <table:table-row table:style-name="ro1">
          <table:table-cell office:value-type="string" calcext:value-type="string">
            <text:p>Invert Exception Encounter Chanc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08:42:18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6T10:12:00.507000000</dc:date>
    <meta:editing-duration>P1DT4M54S</meta:editing-duration>
    <meta:editing-cycles>105</meta:editing-cycles>
    <meta:generator>LibreOffice/7.0.3.1$Windows_X86_64 LibreOffice_project/d7547858d014d4cf69878db179d326fc3483e082</meta:generator>
    <meta:document-statistic meta:table-count="6" meta:cell-count="186" meta:object-count="0"/>
  </office:meta>
</office:document-meta>
</file>